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001cm" table:align="margins"/>
    </style:style>
    <style:style style:name="Tableau1.A" style:family="table-column">
      <style:table-column-properties style:column-width="4.5cm" style:rel-column-width="32767*"/>
    </style:style>
    <style:style style:name="Tableau1.B" style:family="table-column">
      <style:table-column-properties style:column-width="4.501cm" style:rel-column-width="32768*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9.001cm" table:align="margins"/>
    </style:style>
    <style:style style:name="Tableau2.A" style:family="table-column">
      <style:table-column-properties style:column-width="0.693cm" style:rel-column-width="5041*"/>
    </style:style>
    <style:style style:name="Tableau2.M" style:family="table-column">
      <style:table-column-properties style:column-width="0.693cm" style:rel-column-width="5043*"/>
    </style:style>
    <style:style style:name="Tableau2.1" style:family="table-row">
      <style:table-row-properties style:row-height="0.801cm"/>
    </style:style>
    <style:style style:name="Tableau2.A1" style:family="table-cell">
      <style:table-cell-properties fo:padding="0cm" fo:border="none"/>
    </style:style>
    <style:style style:name="Tableau2.B1" style:family="table-cell">
      <style:table-cell-properties style:vertical-align="bottom" fo:background-color="#3399ff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E1" style:family="table-cell">
      <style:table-cell-properties style:vertical-align="bottom" fo:background-color="#bf33ff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H1" style:family="table-cell">
      <style:table-cell-properties style:vertical-align="bottom" fo:background-color="#ff660d" fo:padding="0cm" fo:border-left="0.5pt solid #b3b3b3" fo:border-right="none" fo:border-top="0.5pt solid #b3b3b3" fo:border-bottom="0.5pt solid #b3b3b3">
        <style:background-image/>
      </style:table-cell-properties>
    </style:style>
    <style:style style:name="Tableau2.K1" style:family="table-cell">
      <style:table-cell-properties style:vertical-align="bottom" fo:background-color="#52cc00" fo:padding="0cm" fo:border="0.5pt solid #b3b3b3">
        <style:background-image/>
      </style:table-cell-properties>
    </style:style>
    <style:style style:name="Tableau2.2" style:family="table-row">
      <style:table-row-properties style:row-height="2.2cm"/>
    </style:style>
    <style:style style:name="Tableau2.B2" style:family="table-cell">
      <style:table-cell-properties style:vertical-align="bottom" fo:background-color="#ccffff" fo:padding="0cm" fo:border-left="0.5pt solid #b3b3b3" fo:border-right="none" fo:border-top="none" fo:border-bottom="0.5pt solid #b3b3b3">
        <style:background-image/>
      </style:table-cell-properties>
    </style:style>
    <style:style style:name="Tableau2.E2" style:family="table-cell">
      <style:table-cell-properties style:vertical-align="bottom" fo:background-color="#f2e6ff" fo:padding="0cm" fo:border-left="0.5pt solid #b3b3b3" fo:border-right="none" fo:border-top="none" fo:border-bottom="0.5pt solid #b3b3b3">
        <style:background-image/>
      </style:table-cell-properties>
    </style:style>
    <style:style style:name="Tableau2.H2" style:family="table-cell">
      <style:table-cell-properties style:vertical-align="bottom" fo:background-color="#ffe6b3" fo:padding="0cm" fo:border-left="0.5pt solid #b3b3b3" fo:border-right="none" fo:border-top="none" fo:border-bottom="0.5pt solid #b3b3b3">
        <style:background-image/>
      </style:table-cell-properties>
    </style:style>
    <style:style style:name="Tableau2.K2" style:family="table-cell">
      <style:table-cell-properties style:vertical-align="bottom" fo:background-color="#bfff99" fo:padding="0cm" fo:border-left="0.5pt solid #b3b3b3" fo:border-right="none" fo:border-top="none" fo:border-bottom="0.5pt solid #b3b3b3">
        <style:background-image/>
      </style:table-cell-properties>
    </style:style>
    <style:style style:name="Tableau2.M2" style:family="table-cell">
      <style:table-cell-properties style:vertical-align="bottom" fo:background-color="#bfff99" fo:padding="0cm" fo:border-left="0.5pt solid #b3b3b3" fo:border-right="0.5pt solid #b3b3b3" fo:border-top="none" fo:border-bottom="0.5pt solid #b3b3b3">
        <style:background-image/>
      </style:table-cell-properties>
    </style:style>
    <style:style style:name="Tableau2.3" style:family="table-row">
      <style:table-row-properties style:min-row-height="0.6cm"/>
    </style:style>
    <style:style style:name="Tableau2.B3" style:family="table-cell">
      <style:table-cell-properties fo:padding="0cm" fo:border-left="0.5pt solid #b3b3b3" fo:border-right="none" fo:border-top="none" fo:border-bottom="0.5pt solid #b3b3b3"/>
    </style:style>
    <style:style style:name="Tableau2.C3" style:family="table-cell">
      <style:table-cell-properties fo:padding="0cm" fo:border-left="0.5pt solid #b3b3b3" fo:border-right="none" fo:border-top="none" fo:border-bottom="0.5pt solid #b3b3b3"/>
    </style:style>
    <style:style style:name="Tableau2.D3" style:family="table-cell">
      <style:table-cell-properties fo:padding="0cm" fo:border-left="0.5pt solid #b3b3b3" fo:border-right="none" fo:border-top="none" fo:border-bottom="0.5pt solid #b3b3b3"/>
    </style:style>
    <style:style style:name="Tableau2.E3" style:family="table-cell">
      <style:table-cell-properties fo:padding="0cm" fo:border-left="0.5pt solid #b3b3b3" fo:border-right="none" fo:border-top="none" fo:border-bottom="0.5pt solid #b3b3b3"/>
    </style:style>
    <style:style style:name="Tableau2.F3" style:family="table-cell">
      <style:table-cell-properties fo:padding="0cm" fo:border-left="0.5pt solid #b3b3b3" fo:border-right="none" fo:border-top="none" fo:border-bottom="0.5pt solid #b3b3b3"/>
    </style:style>
    <style:style style:name="Tableau2.G3" style:family="table-cell">
      <style:table-cell-properties fo:padding="0cm" fo:border-left="0.5pt solid #b3b3b3" fo:border-right="none" fo:border-top="none" fo:border-bottom="0.5pt solid #b3b3b3"/>
    </style:style>
    <style:style style:name="Tableau2.H3" style:family="table-cell">
      <style:table-cell-properties fo:padding="0cm" fo:border-left="0.5pt solid #b3b3b3" fo:border-right="none" fo:border-top="none" fo:border-bottom="0.5pt solid #b3b3b3"/>
    </style:style>
    <style:style style:name="Tableau2.I3" style:family="table-cell">
      <style:table-cell-properties fo:padding="0cm" fo:border-left="0.5pt solid #b3b3b3" fo:border-right="none" fo:border-top="none" fo:border-bottom="0.5pt solid #b3b3b3"/>
    </style:style>
    <style:style style:name="Tableau2.J3" style:family="table-cell">
      <style:table-cell-properties fo:padding="0cm" fo:border-left="0.5pt solid #b3b3b3" fo:border-right="none" fo:border-top="none" fo:border-bottom="0.5pt solid #b3b3b3"/>
    </style:style>
    <style:style style:name="Tableau2.K3" style:family="table-cell">
      <style:table-cell-properties fo:padding="0cm" fo:border-left="0.5pt solid #b3b3b3" fo:border-right="none" fo:border-top="none" fo:border-bottom="0.5pt solid #b3b3b3"/>
    </style:style>
    <style:style style:name="Tableau2.L3" style:family="table-cell">
      <style:table-cell-properties fo:padding="0cm" fo:border-left="0.5pt solid #b3b3b3" fo:border-right="none" fo:border-top="none" fo:border-bottom="0.5pt solid #b3b3b3"/>
    </style:style>
    <style:style style:name="Tableau2.M3" style:family="table-cell">
      <style:table-cell-properties fo:padding="0cm" fo:border-left="0.5pt solid #b3b3b3" fo:border-right="0.5pt solid #b3b3b3" fo:border-top="none" fo:border-bottom="0.5pt solid #b3b3b3"/>
    </style:style>
    <style:style style:name="Tableau2.B4" style:family="table-cell">
      <style:table-cell-properties fo:padding="0cm" fo:border-left="0.5pt solid #b3b3b3" fo:border-right="none" fo:border-top="none" fo:border-bottom="0.5pt solid #b3b3b3"/>
    </style:style>
    <style:style style:name="Tableau2.C4" style:family="table-cell">
      <style:table-cell-properties fo:padding="0cm" fo:border-left="0.5pt solid #b3b3b3" fo:border-right="none" fo:border-top="none" fo:border-bottom="0.5pt solid #b3b3b3"/>
    </style:style>
    <style:style style:name="Tableau2.D4" style:family="table-cell">
      <style:table-cell-properties fo:padding="0cm" fo:border-left="0.5pt solid #b3b3b3" fo:border-right="none" fo:border-top="none" fo:border-bottom="0.5pt solid #b3b3b3"/>
    </style:style>
    <style:style style:name="Tableau2.E4" style:family="table-cell">
      <style:table-cell-properties fo:padding="0cm" fo:border-left="0.5pt solid #b3b3b3" fo:border-right="none" fo:border-top="none" fo:border-bottom="0.5pt solid #b3b3b3"/>
    </style:style>
    <style:style style:name="Tableau2.F4" style:family="table-cell">
      <style:table-cell-properties fo:padding="0cm" fo:border-left="0.5pt solid #b3b3b3" fo:border-right="none" fo:border-top="none" fo:border-bottom="0.5pt solid #b3b3b3"/>
    </style:style>
    <style:style style:name="Tableau2.G4" style:family="table-cell">
      <style:table-cell-properties fo:padding="0cm" fo:border-left="0.5pt solid #b3b3b3" fo:border-right="none" fo:border-top="none" fo:border-bottom="0.5pt solid #b3b3b3"/>
    </style:style>
    <style:style style:name="Tableau2.H4" style:family="table-cell">
      <style:table-cell-properties fo:padding="0cm" fo:border-left="0.5pt solid #b3b3b3" fo:border-right="none" fo:border-top="none" fo:border-bottom="0.5pt solid #b3b3b3"/>
    </style:style>
    <style:style style:name="Tableau2.I4" style:family="table-cell">
      <style:table-cell-properties fo:padding="0cm" fo:border-left="0.5pt solid #b3b3b3" fo:border-right="none" fo:border-top="none" fo:border-bottom="0.5pt solid #b3b3b3"/>
    </style:style>
    <style:style style:name="Tableau2.J4" style:family="table-cell">
      <style:table-cell-properties fo:padding="0cm" fo:border-left="0.5pt solid #b3b3b3" fo:border-right="none" fo:border-top="none" fo:border-bottom="0.5pt solid #b3b3b3"/>
    </style:style>
    <style:style style:name="Tableau2.K4" style:family="table-cell">
      <style:table-cell-properties fo:padding="0cm" fo:border-left="0.5pt solid #b3b3b3" fo:border-right="none" fo:border-top="none" fo:border-bottom="0.5pt solid #b3b3b3"/>
    </style:style>
    <style:style style:name="Tableau2.L4" style:family="table-cell">
      <style:table-cell-properties fo:padding="0cm" fo:border-left="0.5pt solid #b3b3b3" fo:border-right="none" fo:border-top="none" fo:border-bottom="0.5pt solid #b3b3b3"/>
    </style:style>
    <style:style style:name="Tableau2.M4" style:family="table-cell">
      <style:table-cell-properties fo:padding="0cm" fo:border-left="0.5pt solid #b3b3b3" fo:border-right="0.5pt solid #b3b3b3" fo:border-top="none" fo:border-bottom="0.5pt solid #b3b3b3"/>
    </style:style>
    <style:style style:name="Tableau2.B5" style:family="table-cell">
      <style:table-cell-properties fo:padding="0cm" fo:border-left="0.5pt solid #b3b3b3" fo:border-right="none" fo:border-top="none" fo:border-bottom="0.5pt solid #b3b3b3"/>
    </style:style>
    <style:style style:name="Tableau2.C5" style:family="table-cell">
      <style:table-cell-properties fo:padding="0cm" fo:border-left="0.5pt solid #b3b3b3" fo:border-right="none" fo:border-top="none" fo:border-bottom="0.5pt solid #b3b3b3"/>
    </style:style>
    <style:style style:name="Tableau2.D5" style:family="table-cell">
      <style:table-cell-properties fo:padding="0cm" fo:border-left="0.5pt solid #b3b3b3" fo:border-right="none" fo:border-top="none" fo:border-bottom="0.5pt solid #b3b3b3"/>
    </style:style>
    <style:style style:name="Tableau2.E5" style:family="table-cell">
      <style:table-cell-properties fo:padding="0cm" fo:border-left="0.5pt solid #b3b3b3" fo:border-right="none" fo:border-top="none" fo:border-bottom="0.5pt solid #b3b3b3"/>
    </style:style>
    <style:style style:name="Tableau2.F5" style:family="table-cell">
      <style:table-cell-properties fo:padding="0cm" fo:border-left="0.5pt solid #b3b3b3" fo:border-right="none" fo:border-top="none" fo:border-bottom="0.5pt solid #b3b3b3"/>
    </style:style>
    <style:style style:name="Tableau2.G5" style:family="table-cell">
      <style:table-cell-properties fo:padding="0cm" fo:border-left="0.5pt solid #b3b3b3" fo:border-right="none" fo:border-top="none" fo:border-bottom="0.5pt solid #b3b3b3"/>
    </style:style>
    <style:style style:name="Tableau2.H5" style:family="table-cell">
      <style:table-cell-properties fo:padding="0cm" fo:border-left="0.5pt solid #b3b3b3" fo:border-right="none" fo:border-top="none" fo:border-bottom="0.5pt solid #b3b3b3"/>
    </style:style>
    <style:style style:name="Tableau2.I5" style:family="table-cell">
      <style:table-cell-properties fo:padding="0cm" fo:border-left="0.5pt solid #b3b3b3" fo:border-right="none" fo:border-top="none" fo:border-bottom="0.5pt solid #b3b3b3"/>
    </style:style>
    <style:style style:name="Tableau2.J5" style:family="table-cell">
      <style:table-cell-properties fo:padding="0cm" fo:border-left="0.5pt solid #b3b3b3" fo:border-right="none" fo:border-top="none" fo:border-bottom="0.5pt solid #b3b3b3"/>
    </style:style>
    <style:style style:name="Tableau2.K5" style:family="table-cell">
      <style:table-cell-properties fo:padding="0cm" fo:border-left="0.5pt solid #b3b3b3" fo:border-right="none" fo:border-top="none" fo:border-bottom="0.5pt solid #b3b3b3"/>
    </style:style>
    <style:style style:name="Tableau2.L5" style:family="table-cell">
      <style:table-cell-properties fo:padding="0cm" fo:border-left="0.5pt solid #b3b3b3" fo:border-right="none" fo:border-top="none" fo:border-bottom="0.5pt solid #b3b3b3"/>
    </style:style>
    <style:style style:name="Tableau2.M5" style:family="table-cell">
      <style:table-cell-properties fo:padding="0cm" fo:border-left="0.5pt solid #b3b3b3" fo:border-right="0.5pt solid #b3b3b3" fo:border-top="none" fo:border-bottom="0.5pt solid #b3b3b3"/>
    </style:style>
    <style:style style:name="Tableau2.B6" style:family="table-cell">
      <style:table-cell-properties fo:padding="0cm" fo:border-left="0.5pt solid #b3b3b3" fo:border-right="none" fo:border-top="none" fo:border-bottom="0.5pt solid #b3b3b3"/>
    </style:style>
    <style:style style:name="Tableau2.C6" style:family="table-cell">
      <style:table-cell-properties fo:padding="0cm" fo:border-left="0.5pt solid #b3b3b3" fo:border-right="none" fo:border-top="none" fo:border-bottom="0.5pt solid #b3b3b3"/>
    </style:style>
    <style:style style:name="Tableau2.D6" style:family="table-cell">
      <style:table-cell-properties fo:padding="0cm" fo:border-left="0.5pt solid #b3b3b3" fo:border-right="none" fo:border-top="none" fo:border-bottom="0.5pt solid #b3b3b3"/>
    </style:style>
    <style:style style:name="Tableau2.E6" style:family="table-cell">
      <style:table-cell-properties fo:padding="0cm" fo:border-left="0.5pt solid #b3b3b3" fo:border-right="none" fo:border-top="none" fo:border-bottom="0.5pt solid #b3b3b3"/>
    </style:style>
    <style:style style:name="Tableau2.F6" style:family="table-cell">
      <style:table-cell-properties fo:padding="0cm" fo:border-left="0.5pt solid #b3b3b3" fo:border-right="none" fo:border-top="none" fo:border-bottom="0.5pt solid #b3b3b3"/>
    </style:style>
    <style:style style:name="Tableau2.G6" style:family="table-cell">
      <style:table-cell-properties fo:padding="0cm" fo:border-left="0.5pt solid #b3b3b3" fo:border-right="none" fo:border-top="none" fo:border-bottom="0.5pt solid #b3b3b3"/>
    </style:style>
    <style:style style:name="Tableau2.H6" style:family="table-cell">
      <style:table-cell-properties fo:padding="0cm" fo:border-left="0.5pt solid #b3b3b3" fo:border-right="none" fo:border-top="none" fo:border-bottom="0.5pt solid #b3b3b3"/>
    </style:style>
    <style:style style:name="Tableau2.I6" style:family="table-cell">
      <style:table-cell-properties fo:padding="0cm" fo:border-left="0.5pt solid #b3b3b3" fo:border-right="none" fo:border-top="none" fo:border-bottom="0.5pt solid #b3b3b3"/>
    </style:style>
    <style:style style:name="Tableau2.J6" style:family="table-cell">
      <style:table-cell-properties fo:padding="0cm" fo:border-left="0.5pt solid #b3b3b3" fo:border-right="none" fo:border-top="none" fo:border-bottom="0.5pt solid #b3b3b3"/>
    </style:style>
    <style:style style:name="Tableau2.K6" style:family="table-cell">
      <style:table-cell-properties fo:padding="0cm" fo:border-left="0.5pt solid #b3b3b3" fo:border-right="none" fo:border-top="none" fo:border-bottom="0.5pt solid #b3b3b3"/>
    </style:style>
    <style:style style:name="Tableau2.L6" style:family="table-cell">
      <style:table-cell-properties fo:padding="0cm" fo:border-left="0.5pt solid #b3b3b3" fo:border-right="none" fo:border-top="none" fo:border-bottom="0.5pt solid #b3b3b3"/>
    </style:style>
    <style:style style:name="Tableau2.M6" style:family="table-cell">
      <style:table-cell-properties fo:padding="0cm" fo:border-left="0.5pt solid #b3b3b3" fo:border-right="0.5pt solid #b3b3b3" fo:border-top="none" fo:border-bottom="0.5pt solid #b3b3b3"/>
    </style:style>
    <style:style style:name="P1" style:family="paragraph" style:parent-style-name="_5f_Paragraphe_20_livret_20_réponse_20_élève">
      <style:paragraph-properties fo:text-align="end" style:justify-single-word="false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3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_5f_En-tête">
      <style:text-properties officeooo:paragraph-rsid="0018f281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text-rotation-angle="90" style:text-rotation-scale="line-height"/>
    </style:style>
    <style:style style:name="P7" style:family="paragraph" style:parent-style-name="Table_20_Contents">
      <style:paragraph-properties fo:text-align="end" style:justify-single-word="false"/>
      <style:text-properties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_5f_Paragraphe_20_livret_20_réponse_20_élève">
      <style:paragraph-properties fo:text-align="center" style:justify-single-word="false"/>
    </style:style>
    <style:style style:name="P10" style:family="paragraph" style:parent-style-name="_5f_Paragraphe_20_livret_20_réponse_20_élève">
      <style:text-properties officeooo:paragraph-rsid="002a2c56"/>
    </style:style>
    <style:style style:name="P11" style:family="paragraph" style:parent-style-name="_5f_Paragraphe_20_livret_20_réponse_20_élève">
      <style:text-properties fo:color="#b3b3b3" loext:opacity="100%" style:font-name="Bitstream Vera Sans" fo:font-style="normal" style:font-style-asian="normal" style:font-style-complex="normal"/>
    </style:style>
    <style:style style:name="P12" style:family="paragraph" style:parent-style-name="_5f_Paragraphe_20_livret_20_réponse_20_élève">
      <style:text-properties fo:color="#b3b3b3" loext:opacity="100%" style:font-name="Bitstream Vera Sans" fo:font-style="normal" officeooo:paragraph-rsid="002a2c56" style:font-style-asian="normal" style:font-style-complex="normal"/>
    </style:style>
    <style:style style:name="P13" style:family="paragraph" style:parent-style-name="Table_20_Contents" style:list-style-name="_5f_Numérotation_20_des_20_exercices_20_livrets"/>
    <style:style style:name="P14" style:family="paragraph" style:parent-style-name="_5f_En-tête">
      <style:text-properties officeooo:rsid="00327d54" officeooo:paragraph-rsid="00327d54"/>
    </style:style>
    <style:style style:name="P15" style:family="paragraph" style:parent-style-name="_5f_Paragraphe_20_livret_20_" style:list-style-name="_5f_Numérotation_20_des_20_exercices_20_livrets">
      <style:paragraph-properties fo:margin-top="0cm" fo:margin-bottom="0cm" style:contextual-spacing="false"/>
    </style:style>
    <style:style style:name="P16" style:family="paragraph" style:parent-style-name="_5f_Paragraphe_20_livret_20_" style:list-style-name="_5f_Numérotation_20_des_20_exercices_20_livrets">
      <style:paragraph-properties fo:margin-left="0.25cm" fo:margin-right="0cm" fo:margin-top="0cm" fo:margin-bottom="0cm" style:contextual-spacing="false" fo:text-indent="0cm" style:auto-text-indent="false"/>
    </style:style>
    <style:style style:name="P17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fo:font-size="2pt" style:font-size-asian="2pt" style:font-size-complex="2pt"/>
    </style:style>
    <style:style style:name="P18" style:family="paragraph" style:parent-style-name="_5f_Paragraphe_20_livret_20_réponse_20_élève" style:list-style-name="_5f_Numérotation_20_des_20_exercices_20_livrets"/>
    <style:style style:name="P19" style:family="paragraph" style:parent-style-name="_5f_Paragraphe_20_livret_20_réponse_20_élève" style:list-style-name="_5f_Numérotation_20_des_20_exercices_20_livrets">
      <style:text-properties officeooo:paragraph-rsid="00242513"/>
    </style:style>
    <style:style style:name="P20" style:family="paragraph" style:parent-style-name="_5f_Paragraphe_20_livret_20_réponse_20_élève" style:list-style-name="_5f_Numérotation_20_des_20_exercices_20_livrets">
      <style:text-properties officeooo:paragraph-rsid="003012b6"/>
    </style:style>
    <style:style style:name="P21" style:family="paragraph" style:parent-style-name="_5f_Paragraphe_20_livret_20_réponse_20_élève" style:list-style-name="_5f_Numérotation_20_des_20_exercices_20_livrets">
      <style:text-properties officeooo:paragraph-rsid="002a2c56"/>
    </style:style>
    <style:style style:name="P22" style:family="paragraph" style:parent-style-name="_5f_Paragraphe_20_livret_20_réponse_20_élève" style:list-style-name="_5f_Numérotation_20_des_20_exercices_20_livrets">
      <style:paragraph-properties fo:margin-top="0cm" fo:margin-bottom="0.499cm" style:contextual-spacing="false"/>
    </style:style>
    <style:style style:name="P23" style:family="paragraph" style:parent-style-name="_5f_Paragraphe_20_livret_20_réponse_20_élève" style:list-style-name="_5f_Numérotation_20_des_20_exercices_20_livrets">
      <style:paragraph-properties fo:text-align="end" style:justify-single-word="false"/>
    </style:style>
    <style:style style:name="P24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25" style:family="paragraph" style:parent-style-name="_5f_Pied_20_de_20_page" style:list-style-name="">
      <style:text-properties officeooo:paragraph-rsid="0014f0f7"/>
    </style:style>
    <style:style style:name="P26" style:family="paragraph" style:parent-style-name="_5f_Pied_20_de_20_page" style:list-style-name="">
      <style:paragraph-properties fo:text-align="end" style:justify-single-word="false"/>
      <style:text-properties officeooo:paragraph-rsid="0014f0f7"/>
    </style:style>
    <style:style style:name="P27" style:family="paragraph" style:parent-style-name="_5f_Pied_20_de_20_page">
      <style:paragraph-properties fo:text-align="end" style:justify-single-word="false"/>
    </style:style>
    <style:style style:name="P28" style:family="paragraph" style:parent-style-name="_5f_Titre_20_d_27_exercices_20_livret_20_sans_20_titre" style:list-style-name="_5f_Numérotation_20_des_20_exercices_20_livrets"/>
    <style:style style:name="P29" style:family="paragraph" style:parent-style-name="_5f_Titre_20_d_27_exercices_20_livret_20_sans_20_titre" style:list-style-name="_5f_Numérotation_20_des_20_exercices_20_livrets" style:master-page-name="_5f_Fiche_20_éditeur_20_paire_20__28_G_29_">
      <style:paragraph-properties fo:margin-top="0cm" fo:margin-bottom="0.199cm" style:contextual-spacing="false" style:page-number="auto"/>
      <style:text-properties officeooo:paragraph-rsid="001e0aad"/>
    </style:style>
    <style:style style:name="P30" style:family="paragraph" style:parent-style-name="_5f_Titre_20_d_27_exercices_20_livret_20_sans_20_titre" style:list-style-name="_5f_Numérotation_20_des_20_exercices_20_livrets">
      <style:paragraph-properties fo:margin-top="0.499cm" fo:margin-bottom="0.101cm" style:contextual-spacing="false"/>
      <style:text-properties officeooo:paragraph-rsid="001e0aad"/>
    </style:style>
    <style:style style:name="P31" style:family="paragraph" style:parent-style-name="_5f_Titre_20_d_27_exercices_20_livret_20_sans_20_titre" style:list-style-name="_5f_Numérotation_20_des_20_exercices_20_livrets">
      <style:paragraph-properties fo:margin-top="0.6cm" fo:margin-bottom="0.199cm" style:contextual-spacing="false"/>
    </style:style>
    <style:style style:name="P32" style:family="paragraph" style:parent-style-name="_5f_Titre_20_d_27_exercices_20_livret_20_sans_20_titre">
      <style:text-properties style:font-name="Bitstream Vera Sans" fo:font-style="normal" style:font-style-asian="normal" style:font-style-complex="normal"/>
    </style:style>
    <style:style style:name="P33" style:family="paragraph" style:parent-style-name="_5f_Titre_20_d_27_exercices_20_livret_20_sans_20_titre" style:list-style-name="_5f_Numérotation_20_des_20_exercices_20_livrets">
      <style:paragraph-properties fo:margin-top="0.6cm" fo:margin-bottom="0.199cm" style:contextual-spacing="false"/>
      <style:text-properties fo:font-style="normal" style:font-style-asian="normal" style:font-style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solid" draw:fill-color="#ffa666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a2c56"/>
    </style:style>
    <style:style style:name="T2" style:family="text">
      <style:text-properties officeooo:rsid="00279099"/>
    </style:style>
    <style:style style:name="T3" style:family="text">
      <style:text-properties officeooo:rsid="002bd084"/>
    </style:style>
    <style:style style:name="T4" style:family="text">
      <style:text-properties fo:font-variant="small-caps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officeooo:rsid="00215947"/>
    </style:style>
    <style:style style:name="T7" style:family="text">
      <style:text-properties officeooo:rsid="0014f0f7"/>
    </style:style>
    <style:style style:name="T8" style:family="text">
      <style:text-properties officeooo:rsid="0023270a"/>
    </style:style>
    <style:style style:name="T9" style:family="text">
      <style:text-properties style:font-name="OpenSymbol1" fo:font-style="normal" style:font-style-asian="normal" style:font-style-complex="normal"/>
    </style:style>
    <style:style style:name="T10" style:family="text">
      <style:text-properties fo:color="#b3b3b3" loext:opacity="100%"/>
    </style:style>
    <style:style style:name="T11" style:family="text">
      <style:text-properties fo:color="#b3b3b3" loext:opacity="100%" style:font-name="Bitstream Vera Sans" fo:font-style="normal" style:font-style-asian="normal" style:font-style-complex="normal"/>
    </style:style>
    <style:style style:name="T12" style:family="text">
      <style:text-properties style:font-name-asian="OpenSymbol1" style:font-name-complex="OpenSymbol1"/>
    </style:style>
    <style:style style:name="T13" style:family="text">
      <style:text-properties fo:letter-spacing="-0.035cm"/>
    </style:style>
    <style:style style:name="T14" style:family="text">
      <style:text-properties style:font-name="Bitstream Vera Sans" fo:font-style="normal" style:font-style-asian="normal" style:font-style-complex="normal"/>
    </style:style>
    <style:style style:name="T15" style:family="text">
      <style:text-properties style:font-name="Bitstream Vera Sans" fo:font-style="normal" officeooo:rsid="001e0aad" style:font-style-asian="normal" style:font-style-complex="normal"/>
    </style:style>
    <style:style style:name="T16" style:family="text">
      <style:text-properties style:font-name="Bitstream Vera Sans" fo:font-style="normal" officeooo:rsid="0021ca81" style:font-style-asian="normal" style:font-style-complex="normal"/>
    </style:style>
    <style:style style:name="T17" style:family="text">
      <style:text-properties fo:color="#000000" loext:opacity="100%"/>
    </style:style>
    <style:style style:name="T18" style:family="text">
      <style:text-properties officeooo:rsid="001b42d3"/>
    </style:style>
    <style:style style:name="T19" style:family="text">
      <style:text-properties officeooo:rsid="001e0aad"/>
    </style:style>
    <style:style style:name="T20" style:family="text">
      <style:text-properties style:font-name="OpenSymbol"/>
    </style:style>
    <style:style style:name="T21" style:family="text">
      <style:text-properties style:font-name="OpenSymbol" officeooo:rsid="001e0aad"/>
    </style:style>
    <style:style style:name="T22" style:family="text">
      <style:text-properties officeooo:rsid="001e2c53"/>
    </style:style>
    <style:style style:name="T23" style:family="text">
      <style:text-properties officeooo:rsid="0021ca81"/>
    </style:style>
    <style:style style:name="T24" style:family="text">
      <style:text-properties officeooo:rsid="001e0aad" style:font-style-asian="normal" style:font-style-complex="norma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1e0aad" style:font-size-asian="11pt" style:font-size-complex="11pt"/>
    </style:style>
    <style:style style:name="T27" style:family="text">
      <style:text-properties fo:color="#ffffff" loext:opacity="100%" style:text-outline="false" style:text-line-through-style="none" style:text-line-through-type="none" style:font-name="Comic Sans MS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31" style:family="text"/>
    <style:style style:name="Sect1" style:family="section">
      <style:section-properties text:dont-balance-text-columns="false" style:editable="false">
        <style:columns fo:column-count="2">
          <style:column style:rel-width="4083*" fo:start-indent="0cm" fo:end-indent="0cm"/>
          <style:column style:rel-width="1020*" fo:start-indent="0cm" fo:end-indent="0cm"/>
        </style:columns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3584012" text:style-name="_5f_Numérotation_20_des_20_exercices_20_livrets">
        <text:list-item>
          <text:h text:style-name="P29" text:outline-level="1">Écris le résultat.</text:h>
        </text:list-item>
      </text:list>
      <text:p text:style-name="P10"><text:span text:style-name="_5f_BVS">(1</text:span><text:span text:style-name="_5f_BVS"><text:span text:style-name="T12"> </text:span></text:span><text:span text:style-name="_5f_Symbole">×</text:span><text:span text:style-name="_5f_BVS"><text:span text:style-name="T12"> </text:span></text:span><text:span text:style-name="_5f_BVS"><text:span text:style-name="T13">1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4</text:span><text:span text:style-name="_5f_BVS"><text:span text:style-name="T12"> </text:span></text:span><text:span text:style-name="_5f_Symbole">×</text:span><text:span text:style-name="_5f_BVS"><text:span text:style-name="T12"> </text:span></text:span><text:span text:style-name="_5f_BVS"><text:span text:style-name="T13">1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8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</text:span></text:span><text:span text:style-name="_5f_BVS">) </text:span><text:span text:style-name="_5f_Symbole">=</text:span><text:span text:style-name="_5f_Symbole"><text:span text:style-name="T11"> ………………...</text:span></text:span></text:p>
      <text:p text:style-name="P10"><text:span text:style-name="_5f_BVS">(3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0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6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 000</text:span></text:span><text:span text:style-name="_5f_BVS">)</text:span><text:span text:style-name="_5f_BVS"><text:span text:style-name="T12"> </text:span></text:span><text:span text:style-name="_5f_Symbole"></text:span><text:span text:style-name="_5f_BVS"> (1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</text:span></text:span><text:span text:style-name="_5f_BVS">) </text:span><text:span text:style-name="_5f_signe">=</text:span><text:span text:style-name="_5f_signe"><text:span text:style-name="T11"> ………….</text:span></text:span></text:p>
      <text:p text:style-name="P10"><text:span text:style-name="_5f_BVS">(2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 000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2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5 </text:span><text:span text:style-name="_5f_signe">=</text:span><text:span text:style-name="_5f_signe"><text:span text:style-name="T11"> ………………….</text:span></text:span></text:p>
      <text:p text:style-name="P10"><text:span text:style-name="_5f_BVS">(3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0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7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 000</text:span></text:span><text:span text:style-name="_5f_BVS">)</text:span><text:span text:style-name="_5f_BVS"><text:span text:style-name="T12"> </text:span></text:span><text:span text:style-name="_5f_Symbole"><text:span text:style-name="T25"></text:span></text:span><text:span text:style-name="_5f_BVS"> (3</text:span><text:span text:style-name="_5f_BVS"><text:span text:style-name="T12"> </text:span></text:span><text:span text:style-name="_5f_signe">×</text:span><text:span text:style-name="_5f_BVS"><text:span text:style-name="T12"> </text:span></text:span><text:span text:style-name="_5f_BVS"><text:span text:style-name="T13">100</text:span></text:span><text:span text:style-name="_5f_BVS">) </text:span><text:span text:style-name="_5f_signe">=</text:span><text:span text:style-name="T14"> </text:span><text:span text:style-name="T11">………….</text:span></text:p>
      <text:list xml:id="list140059473033733" text:continue-numbering="true" text:style-name="_5f_Numérotation_20_des_20_exercices_20_livrets">
        <text:list-item>
          <text:h text:style-name="P30" text:outline-level="1">Décompose comme à l'exercice précédent.</text:h>
        </text:list-item>
      </text:list>
      <text:p text:style-name="_5f_Paragraphe_20_livret_20_réponse_20_élève">9 418<text:span text:style-name="T14"> </text:span><text:span text:style-name="T9">=</text:span><text:span text:style-name="T14"> </text:span><text:span text:style-name="T11">………………………………………………………</text:span></text:p>
      <text:p text:style-name="P11">………………………………………………………………….</text:p>
      <text:p text:style-name="P10"><text:span text:style-name="_5f_BVS">2 5</text:span><text:span text:style-name="_5f_BVS"><text:span text:style-name="T8">0</text:span></text:span><text:span text:style-name="_5f_BVS">2 292 = </text:span><text:span text:style-name="_5f_pointillés_20_gris">………………………………………………..</text:span></text:p>
      <text:p text:style-name="P12">………………………………………………………………….</text:p>
      <text:p text:style-name="P10"><text:span text:style-name="_5f_BVS">5 </text:span><text:span text:style-name="_5f_BVS"><text:span text:style-name="T8">000 </text:span></text:span><text:span text:style-name="_5f_BVS">003 1</text:span><text:span text:style-name="_5f_BVS"><text:span text:style-name="T8">0</text:span></text:span><text:span text:style-name="_5f_BVS">7 = </text:span><text:span text:style-name="_5f_pointillés_20_gris">…………………………………………..</text:span></text:p>
      <text:p text:style-name="P12">………………………………………………………………….</text:p>
      <text:list xml:id="list140060022239078" text:continue-numbering="true" text:style-name="_5f_Numérotation_20_des_20_exercices_20_livrets">
        <text:list-item>
          <text:h text:style-name="_5f_Titre_20_d_27_exercices_20_livret_20_sans_20_titre" text:outline-level="1">Complète les pointillés dans le tableau puis places-y les nombres suivants :</text:h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40058012872057" text:continue-numbering="true" text:style-name="_5f_Numérotation_20_des_20_exercices_20_livrets">
              <text:list-item>
                <text:list>
                  <text:list-item>
                    <text:p text:style-name="P15">18</text:p>
                  </text:list-item>
                  <text:list-item>
                    <text:p text:style-name="P15">1 512</text:p>
                  </text:list-item>
                </text:list>
              </text:list-item>
            </text:list>
          </table:table-cell>
          <table:table-cell table:style-name="Tableau1.B1" office:value-type="string">
            <text:list xml:id="list140059161944838" text:continue-numbering="true" text:style-name="_5f_Numérotation_20_des_20_exercices_20_livrets">
              <text:list-item>
                <text:list>
                  <text:list-item>
                    <text:p text:style-name="P16">73 469</text:p>
                  </text:list-item>
                  <text:list-item>
                    <text:p text:style-name="P16">62 829 304</text:p>
                  </text:list-item>
                </text:list>
              </text:list-item>
            </text:list>
          </table:table-cell>
        </table:table-row>
      </table:table>
      <text:list xml:id="list140059659292831" text:continue-numbering="true" text:style-name="_5f_Numérotation_20_des_20_exercices_20_livrets">
        <text:list-header>
          <text:p text:style-name="P17"/>
          <text:p text:style-name="P17"/>
        </text:list-header>
      </text:list>
      <table:table table:name="Tableau2" table:style-name="Tableau2">
        <table:table-column table:style-name="Tableau2.A" table:number-columns-repeated="12"/>
        <table:table-column table:style-name="Tableau2.M"/>
        <table:table-row table:style-name="Tableau2.1">
          <table:table-cell table:style-name="Tableau2.A1" office:value-type="string">
            <text:p text:style-name="Table_20_Contents"/>
            <text:p text:style-name="Table_20_Contents"/>
          </table:table-cell>
          <table:table-cell table:style-name="Tableau2.B1" table:number-columns-spanned="3" office:value-type="string">
            <text:p text:style-name="P5"><text:span text:style-name="_5f_BVS"><text:span text:style-name="T5">milliard</text:span></text:span><text:span text:style-name="_5f_BVS"><text:span text:style-name="T6">s</text:span></text:span></text:p>
          </table:table-cell>
          <table:covered-table-cell/>
          <table:covered-table-cell/>
          <table:table-cell table:style-name="Tableau2.E1" table:number-columns-spanned="3" office:value-type="string">
            <text:p text:style-name="P9"><text:span text:style-name="_5f_pointillés_20_gris"><text:span text:style-name="T5">...............</text:span></text:span></text:p>
          </table:table-cell>
          <table:covered-table-cell/>
          <table:covered-table-cell/>
          <table:table-cell table:style-name="Tableau2.H1" table:number-columns-spanned="3" office:value-type="string">
            <text:p text:style-name="P5"><text:span text:style-name="_5f_BVS"><text:span text:style-name="T5">milliers</text:span></text:span></text:p>
          </table:table-cell>
          <table:covered-table-cell/>
          <table:covered-table-cell/>
          <table:table-cell table:style-name="Tableau2.K1" table:number-columns-spanned="3" office:value-type="string">
            <text:p text:style-name="P8"><text:span text:style-name="_5f_BVS"/></text:p>
          </table:table-cell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2.B2" office:value-type="string">
            <text:p text:style-name="P6"><text:span text:style-name="_5f_BVS">centaines</text:span></text:p>
          </table:table-cell>
          <table:table-cell table:style-name="Tableau2.B2" office:value-type="string">
            <text:p text:style-name="P7"><text:span text:style-name="_5f_pointillés_20_gris">...................</text:span></text:p>
          </table:table-cell>
          <table:table-cell table:style-name="Tableau2.B2" office:value-type="string">
            <text:p text:style-name="P7"><text:span text:style-name="_5f_pointillés_20_gris">...................</text:span></text:p>
          </table:table-cell>
          <table:table-cell table:style-name="Tableau2.E2" office:value-type="string">
            <text:p text:style-name="P7"><text:span text:style-name="_5f_pointillés_20_gris">...................</text:span></text:p>
          </table:table-cell>
          <table:table-cell table:style-name="Tableau2.E2" office:value-type="string">
            <text:p text:style-name="P6"><text:span text:style-name="_5f_BVS">dizaines</text:span></text:p>
          </table:table-cell>
          <table:table-cell table:style-name="Tableau2.E2" office:value-type="string">
            <text:p text:style-name="P7"><text:span text:style-name="_5f_BVS">...................</text:span></text:p>
          </table:table-cell>
          <table:table-cell table:style-name="Tableau2.H2" office:value-type="string">
            <text:p text:style-name="P6"><text:span text:style-name="_5f_BVS"><text:span text:style-name="T17">centaines</text:span></text:span></text:p>
          </table:table-cell>
          <table:table-cell table:style-name="Tableau2.H2" office:value-type="string">
            <text:p text:style-name="P7"><text:span text:style-name="_5f_pointillés_20_gris"><text:span text:style-name="T17">...................</text:span></text:span></text:p>
          </table:table-cell>
          <table:table-cell table:style-name="Tableau2.H2" office:value-type="string">
            <text:p text:style-name="P7"><text:span text:style-name="_5f_pointillés_20_gris"><text:span text:style-name="T17">...................</text:span></text:span></text:p>
          </table:table-cell>
          <table:table-cell table:style-name="Tableau2.K2" office:value-type="string">
            <text:p text:style-name="P7"><text:span text:style-name="_5f_pointillés_20_gris">...................</text:span></text:p>
          </table:table-cell>
          <table:table-cell table:style-name="Tableau2.K2" office:value-type="string">
            <text:p text:style-name="P7"><text:span text:style-name="_5f_pointillés_20_gris">...................</text:span></text:p>
          </table:table-cell>
          <table:table-cell table:style-name="Tableau2.M2" office:value-type="string">
            <text:p text:style-name="P6"><text:span text:style-name="_5f_BVS">unités</text:span></text:p>
          </table:table-cell>
        </table:table-row>
        <table:table-row table:style-name="Tableau2.3">
          <table:table-cell table:style-name="Tableau2.A1" office:value-type="string">
            <text:list xml:id="list140059979021223" text:continue-list="list140059659292831" text:style-name="_5f_Numérotation_20_des_20_exercices_20_livrets">
              <text:list-item>
                <text:list>
                  <text:list-item text:start-value="1"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140059353590690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140059856534369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C3" office:value-type="string">
            <text:p text:style-name="Table_20_Contents"><text:span text:style-name="_5f_BVS"/></text:p>
          </table:table-cell>
          <table:table-cell table:style-name="Tableau2.M3" office:value-type="string">
            <text:p text:style-name="Table_20_Contents"><text:span text:style-name="_5f_BVS"/></text:p>
          </table:table-cell>
        </table:table-row>
        <table:table-row table:style-name="Tableau2.3">
          <table:table-cell table:style-name="Tableau2.A1" office:value-type="string">
            <text:list xml:id="list140058478559642" text:continue-numbering="true" text:style-name="_5f_Numérotation_20_des_20_exercices_20_livrets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table:table-cell>
          <table:table-cell table:style-name="Tableau2.B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C6" office:value-type="string">
            <text:p text:style-name="Table_20_Contents"><text:span text:style-name="_5f_BVS"/></text:p>
          </table:table-cell>
          <table:table-cell table:style-name="Tableau2.M6" office:value-type="string">
            <text:p text:style-name="Table_20_Contents"><text:span text:style-name="_5f_BVS"/></text:p>
          </table:table-cell>
        </table:table-row>
      </table:table>
      <text:list xml:id="list140058285048559" text:continue-numbering="true" text:style-name="_5f_Numérotation_20_des_20_exercices_20_livrets">
        <text:list-item>
          <text:h text:style-name="P32" text:outline-level="1">Complète les pointillés.</text:h>
          <text:list>
            <text:list-item>
              <text:p text:style-name="P19"><text:span text:style-name="T15">654 </text:span><text:span text:style-name="_5f_Symbole"><text:span text:style-name="T19">=</text:span></text:span><text:span text:style-name="T15"> </text:span><text:span text:style-name="T16">(</text:span><text:span text:style-name="_5f_pointillés_20_gris"><text:span text:style-name="T24">…</text:span></text:span><text:span text:style-name="_5f_pointillés_20_gris"><text:span text:style-name="T15"> </text:span></text:span><text:span text:style-name="_5f_signe"><text:span text:style-name="T19">×</text:span></text:span><text:span text:style-name="_5f_BVS"><text:span text:style-name="T19"> </text:span></text:span><text:span text:style-name="T19">100) </text:span><text:span text:style-name="_5f_Symbole"><text:span text:style-name="T26"></text:span></text:span><text:span text:style-name="_5f_BVS"><text:span text:style-name="T19"> </text:span></text:span><text:span text:style-name="T19">(</text:span><text:span text:style-name="_5f_pointillés_20_gris"><text:span text:style-name="T19">… </text:span></text:span><text:span text:style-name="_5f_Symbole"><text:span text:style-name="T19">× </text:span></text:span><text:span text:style-name="T19">10)</text:span><text:span text:style-name="_5f_BVS"><text:span text:style-name="T19"> </text:span></text:span><text:span text:style-name="_5f_Symbole"><text:span text:style-name="T19"></text:span></text:span><text:span text:style-name="_5f_BVS"><text:span text:style-name="T19"> </text:span></text:span><text:span text:style-name="T19">(</text:span><text:span text:style-name="_5f_pointillés_20_gris"><text:span text:style-name="T19">… </text:span></text:span><text:span text:style-name="T21">×</text:span><text:span text:style-name="_5f_BVS"><text:span text:style-name="T19"> </text:span></text:span><text:span text:style-name="T19">1)</text:span></text:p>
              <text:list>
                <text:list-item>
                  <text:p text:style-name="P18">le chiffre des <text:span text:style-name="T22">cent</text:span>aines est <text:span text:style-name="_5f_pointillés_20_gris">………..</text:span></text:p>
                </text:list-item>
                <text:list-item>
                  <text:p text:style-name="P18">le chiffre des dizaines est <text:span text:style-name="_5f_pointillés_20_gris">………….</text:span></text:p>
                </text:list-item>
                <text:list-item>
                  <text:p text:style-name="P18"><text:span text:style-name="T19">On a aussi 654 </text:span><text:span text:style-name="_5f_Symbole"><text:span text:style-name="T19">=</text:span></text:span><text:span text:style-name="_5f_BVS"><text:span text:style-name="T19"> </text:span></text:span><text:span text:style-name="T19">(</text:span><text:span text:style-name="_5f_pointillés_20_gris"><text:span text:style-name="T19">……. </text:span></text:span><text:span text:style-name="T21">×</text:span><text:span text:style-name="_5f_BVS"><text:span text:style-name="T19"> </text:span></text:span><text:span text:style-name="T19">10) </text:span><text:span text:style-name="_5f_Symbole"><text:span text:style-name="T19"></text:span></text:span><text:span text:style-name="_5f_BVS"><text:span text:style-name="T19"> </text:span></text:span><text:span text:style-name="T19">4</text:span></text:p>
                </text:list-item>
              </text:list>
            </text:list-item>
          </text:list>
        </text:list-item>
      </text:list>
      <text:p text:style-name="_5f_Paragraphe_20_livret_20_réponse_20_élève">donc le nombre de dizaines est <text:span text:style-name="_5f_pointillés_20_gris">…….</text:span></text:p>
      <text:list xml:id="list140058677068797" text:continue-numbering="true" text:style-name="_5f_Numérotation_20_des_20_exercices_20_livrets">
        <text:list-item>
          <text:list>
            <text:list-item>
              <text:p text:style-name="P20"><text:span text:style-name="T19">2748</text:span><text:span text:style-name="_5f_Symbole"><text:span text:style-name="T19">=</text:span></text:span><text:span text:style-name="T19">(</text:span><text:span text:style-name="_5f_pointillés_20_gris"><text:span text:style-name="T19">...</text:span></text:span><text:span text:style-name="T21">×</text:span><text:span text:style-name="T19">1 000)</text:span><text:span text:style-name="_5f_Symbole"><text:span text:style-name="T26"></text:span></text:span><text:span text:style-name="T19">(</text:span><text:span text:style-name="_5f_pointillés_20_gris"><text:span text:style-name="T19">...</text:span></text:span><text:span text:style-name="T21">×</text:span><text:span text:style-name="_5f_BVS"><text:span text:style-name="T19"> </text:span></text:span><text:span text:style-name="T19">100)</text:span><text:span text:style-name="_5f_Symbole"><text:span text:style-name="T26"></text:span></text:span><text:span text:style-name="T19">(</text:span><text:span text:style-name="_5f_pointillés_20_gris"><text:span text:style-name="T19">...</text:span></text:span><text:span text:style-name="T21">×</text:span><text:span text:style-name="_5f_BVS"><text:span text:style-name="T19"> </text:span></text:span><text:span text:style-name="T19">10)</text:span><text:span text:style-name="_5f_Symbole"><text:span text:style-name="T26"></text:span></text:span><text:span text:style-name="T19">(</text:span><text:span text:style-name="_5f_pointillés_20_gris"><text:span text:style-name="T19">...</text:span></text:span><text:span text:style-name="T21">×</text:span><text:span text:style-name="_5f_BVS"><text:span text:style-name="T19"> </text:span></text:span><text:span text:style-name="T19">1)</text:span></text:p>
              <text:list>
                <text:list-item>
                  <text:p text:style-name="P18">le chiffre des centaines est <text:span text:style-name="_5f_pointillés_20_gris">…………..</text:span></text:p>
                </text:list-item>
                <text:list-item>
                  <text:p text:style-name="P18">On a aussi 2 748 <text:span text:style-name="_5f_Symbole">=</text:span><text:span text:style-name="_5f_BVS"> </text:span><text:span text:style-name="T23">(</text:span><text:span text:style-name="_5f_pointillés_20_gris"><text:span text:style-name="T23">….</text:span></text:span><text:span text:style-name="_5f_pointillés_20_gris"> </text:span><text:span text:style-name="T20">×</text:span><text:span text:style-name="_5f_BVS"> </text:span>100<text:span text:style-name="T23">) </text:span>+ <text:span text:style-name="T22">48</text:span></text:p>
                </text:list-item>
              </text:list>
            </text:list-item>
          </text:list>
        </text:list-item>
      </text:list>
      <text:p text:style-name="_5f_Paragraphe_20_livret_20_réponse_20_élève">donc le nombre de centaines est <text:span text:style-name="_5f_pointillés_20_gris">……..</text:span></text:p>
      <text:list xml:id="list140059907441400" text:continue-numbering="true" text:style-name="_5f_Numérotation_20_des_20_exercices_20_livrets">
        <text:list-item>
          <text:list>
            <text:list-item>
              <text:list>
                <text:list-item>
                  <text:p text:style-name="P18"><text:span text:style-name="T22">2 748 </text:span><text:span text:style-name="_5f_Symbole"><text:span text:style-name="T22">=</text:span></text:span><text:span text:style-name="_5f_BVS"><text:span text:style-name="T22"> </text:span></text:span><text:span text:style-name="T22">(</text:span><text:span text:style-name="_5f_pointillés_20_gris"><text:span text:style-name="T22">…..…... </text:span></text:span><text:span text:style-name="_5f_signe"><text:span text:style-name="T22">×</text:span></text:span> <text:span text:style-name="_5f_pointillés_20_gris">….…....</text:span><text:span text:style-name="T23">) + </text:span><text:span text:style-name="_5f_pointillés_20_gris"><text:span text:style-name="T23">……...</text:span></text:span></text:p>
                </text:list-item>
              </text:list>
              <text:p text:style-name="P18">donc le nombre de dizaines est <text:span text:style-name="_5f_pointillés_20_gris">……….</text:span></text:p>
            </text:list-item>
          </text:list>
        </text:list-item>
        <text:list-item>
          <text:h text:style-name="P28" text:outline-level="1">Dans le nombre 6 083 472,</text:h>
        </text:list-item>
      </text:list>
      <text:section text:style-name="Sect1" text:name="Section1">
        <text:list xml:id="list140060038513829" text:continue-numbering="true" text:style-name="_5f_Numérotation_20_des_20_exercices_20_livrets">
          <text:list-item>
            <text:list>
              <text:list-item>
                <text:p text:style-name="P18"><text:span text:style-name="_5f_BVS"><text:span text:style-name="T18">l</text:span></text:span><text:span text:style-name="_5f_BVS">e chiffre des unités est :</text:span></text:p>
              </text:list-item>
              <text:list-item>
                <text:p text:style-name="P18"><text:span text:style-name="_5f_BVS"><text:span text:style-name="T18">l</text:span></text:span><text:span text:style-name="_5f_BVS">e chiffre des dizaines de mille est : <text:s text:c="15"/></text:span></text:p>
              </text:list-item>
              <text:list-item>
                <text:p text:style-name="P18"><text:span text:style-name="_5f_BVS"><text:span text:style-name="T18">l</text:span></text:span><text:span text:style-name="_5f_BVS">e chiffre des unités de millions est : <text:s text:c="14"/></text:span></text:p>
              </text:list-item>
              <text:list-item>
                <text:p text:style-name="P18"><text:span text:style-name="_5f_BVS"><text:span text:style-name="T18">l</text:span></text:span><text:span text:style-name="_5f_BVS">e nombre de centaines est : <text:s text:c="19"/></text:span></text:p>
              </text:list-item>
              <text:list-item>
                <text:p text:style-name="P18"><text:span text:style-name="_5f_BVS"><text:span text:style-name="T18">l</text:span></text:span><text:span text:style-name="_5f_BVS">e nombre de centaines de mille est :</text:span></text:p>
                <text:p text:style-name="P23"><text:span text:style-name="_5f_pointillés_20_gris">...........</text:span></text:p>
                <text:p text:style-name="P23"><text:span text:style-name="_5f_pointillés_20_gris">...........</text:span></text:p>
              </text:list-item>
            </text:list>
          </text:list-item>
        </text:list>
        <text:p text:style-name="P1"><text:span text:style-name="_5f_pointillés_20_gris">...........</text:span></text:p>
        <text:p text:style-name="P1"><text:span text:style-name="_5f_pointillés_20_gris">...........</text:span></text:p>
        <text:p text:style-name="P1"><text:span text:style-name="_5f_pointillés_20_gris">...........</text:span></text:p>
      </text:section>
      <text:list xml:id="list140059813937784" text:continue-numbering="true" text:style-name="_5f_Numérotation_20_des_20_exercices_20_livrets">
        <text:list-item>
          <text:list>
            <text:list-item>
              <text:p text:style-name="P18">7 est le <text:span text:style-name="_5f_pointillés_20_gris">…....................... <text:s text:c="2"/>… <text:s text:c="2"/>….......................</text:span></text:p>
            </text:list-item>
            <text:list-item>
              <text:p text:style-name="P18">608 est le <text:span text:style-name="_5f_pointillés_20_gris">....................... <text:s text:c="2"/>… <text:s text:c="2"/>….......................</text:span></text:p>
            </text:list-item>
          </text:list>
        </text:list-item>
        <text:list-item>
          <text:h text:style-name="P33" text:outline-level="1">Écris en chiffres chacun des nombres.</text:h>
          <text:list>
            <text:list-item>
              <text:p text:style-name="P18"><text:span text:style-name="_5f_BVS">Deux-cent-trente‑quatre-mille-sept-cent-trente‑quatre : <text:s text:c="35"/></text:span><text:span text:style-name="T10">...............................</text:span></text:p>
            </text:list-item>
            <text:list-item>
              <text:p text:style-name="P24"><text:span text:style-name="_5f_BVS">Neuf-millions-sept-cent-mille-sept-cent-<text:line-break/>quarante‑cinq : <text:s text:c="24"/></text:span><text:span text:style-name="T10">...............................</text:span></text:p>
            </text:list-item>
            <text:list-item>
              <text:p text:style-name="P24"><text:span text:style-name="_5f_BVS">Trois-milliards-cent-onze-millions-quatre-cent-<text:line-break/> quatorze : <text:s text:c="31"/></text:span><text:span text:style-name="T10">...............................</text:span></text:p>
            </text:list-item>
            <text:list-item>
              <text:p text:style-name="P24"><text:span text:style-name="_5f_BVS">Trente‑huit-millions-trente‑huit-mille :</text:span><text:line-break/> <text:s text:c="48"/><text:span text:style-name="T10">...............................</text:span></text:p>
            </text:list-item>
            <text:list-item>
              <text:p text:style-name="P24"><text:span text:style-name="_5f_BVS">Vingt‑six-milliards-cent-huit-millions-sept-cent-vingt‑huit-mille-douze :</text:span> <text:s text:c="11"/><text:span text:style-name="T10">...............................</text:span></text:p>
            </text:list-item>
          </text:list>
        </text:list-item>
        <text:list-item>
          <text:h text:style-name="P31" text:outline-level="1">Écris en lettres les nombres entiers suivants.</text:h>
          <text:list>
            <text:list-item>
              <text:p text:style-name="P21">58 736 :<text:span text:style-name="_5f_pointillés_20_gris"> ………………………………………………….</text:span></text:p>
            </text:list-item>
          </text:list>
        </text:list-item>
      </text:list>
      <text:p text:style-name="P10"><text:span text:style-name="_5f_pointillés_20_gris">………………………………………………………………….</text:span></text:p>
      <text:list xml:id="list140059883870595" text:continue-numbering="true" text:style-name="_5f_Numérotation_20_des_20_exercices_20_livrets">
        <text:list-item>
          <text:list>
            <text:list-item>
              <text:p text:style-name="P18">53 200 000 : <text:span text:style-name="_5f_pointillés_20_gris">……………………………………………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list xml:id="list140059672501039" text:continue-numbering="true" text:style-name="_5f_Numérotation_20_des_20_exercices_20_livrets">
        <text:list-item>
          <text:list>
            <text:list-item>
              <text:p text:style-name="P18">728 303 080 : <text:span text:style-name="_5f_pointillés_20_gris">…………………………………………..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p text:style-name="_5f_Paragraphe_20_livret_20_réponse_20_élève"><text:span text:style-name="_5f_pointillés_20_gris">………………………………………………………………….</text:span></text:p>
      <text:list xml:id="list140059432900953" text:continue-numbering="true" text:style-name="_5f_Numérotation_20_des_20_exercices_20_livrets">
        <text:list-item>
          <text:list>
            <text:list-item>
              <text:p text:style-name="P18">543 823 942 900 : <text:span text:style-name="_5f_pointillés_20_gris">…………………………………….</text:span></text:p>
            </text:list-item>
          </text:list>
        </text:list-item>
      </text:list>
      <text:p text:style-name="_5f_Paragraphe_20_livret_20_réponse_20_élève"><text:span text:style-name="_5f_pointillés_20_gris">………………………………………………………………….</text:span></text:p>
      <text:p text:style-name="_5f_Paragraphe_20_livret_20_réponse_20_élève"><text:span text:style-name="_5f_pointillés_20_gris">………………………………………………………………….</text:span></text:p>
      <text:list xml:id="list140058636229046" text:continue-numbering="true" text:style-name="_5f_Numérotation_20_des_20_exercices_20_livrets">
        <text:list-item>
          <text:h text:style-name="P31" text:outline-level="1">Écris en chiffres chacun des nombres.</text:h>
          <text:list>
            <text:list-item>
              <text:p text:style-name="P18">13 centaines et 25 unités : <text:span text:style-name="T10">…………………………</text:span></text:p>
            </text:list-item>
            <text:list-item>
              <text:p text:style-name="P18">43 millions et 8 centaines : <text:span text:style-name="T10">………………………...</text:span></text:p>
            </text:list-item>
            <text:list-item>
              <text:p text:style-name="P24">25 <text:span text:style-name="T18">diz</text:span>aines de mille et 67 <text:span text:style-name="T18">cent</text:span>aines : <text:span text:style-name="_5f_pointillés_20_gris">…………...</text:span></text:p>
            </text:list-item>
            <text:list-item>
              <text:p text:style-name="P22"><text:span text:style-name="_5f_pointillés_20_gris"><text:span text:style-name="T17">73 centaines et 21 dizaines :</text:span></text:span><text:span text:style-name="_5f_pointillés_20_gris"> ………………………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cript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>
          <style:tab-stop style:position="8.991cm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loext:graphic-properties draw:fill="none" draw:fill-color="#729fcf"/>
      <style:paragraph-properties fo:margin-top="0.4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color="#000000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/>
      <style:text-properties fo:color="#000000" loext:opacity="100%" fo:font-style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solid" draw:fill-color="#ffe6b3" draw:opacity="100%"/>
      <style:paragraph-properties fo:text-align="center" style:justify-single-word="false" fo:background-color="#ffe6b3" fo:padding="0.019cm" fo:border="0.99pt solid #ff660d" style:shadow="none"/>
      <style:text-properties fo:font-variant="small-caps" fo:color="#000000" loext:opacity="100%" style:font-name="Bitstream Vera Sans4" fo:font-family="'Bitstream Vera Sans'" style:font-style-name="Roman" style:font-family-generic="swiss" style:font-pitch="variable" fo:font-size="11pt" fo:font-style="italic" fo:text-shadow="none" fo:font-weight="bold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="none" draw:fill-color="#729fcf"/>
      <style:paragraph-properties fo:margin-left="0.9cm" fo:margin-right="0.9cm" fo:margin-top="0cm" fo:margin-bottom="0cm" style:contextual-spacing="false" fo:text-indent="0cm" style:auto-text-indent="false" style:page-number="auto" fo:background-color="transparent" style:shadow="non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ff660d" loext:opacity="100%" style:font-name="Bitstream Vera Sans3" fo:font-family="'Bitstream Vera Sans'" style:font-style-name="Oblique" style:font-family-generic="swiss" style:font-pitch="variable" fo:font-size="11pt" fo:font-style="italic" fo:font-weight="bold" style:font-size-asian="11pt" style:font-style-asian="normal" style:font-weight-asian="bold" style:font-size-complex="11pt" style:font-style-complex="normal" style:font-weight-complex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En-tête">
      <style:text-properties officeooo:rsid="00327d54" officeooo:paragraph-rsid="00327d54"/>
    </style:style>
    <style:style style:name="MP2" style:family="paragraph" style:parent-style-name="_5f_Pied_20_de_20_page" style:list-style-name="">
      <style:text-properties officeooo:paragraph-rsid="0014f0f7"/>
    </style:style>
    <style:style style:name="MP3" style:family="paragraph" style:parent-style-name="_5f_Pied_20_de_20_page">
      <style:paragraph-properties fo:text-align="end" style:justify-single-word="false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_5f_En-tête">
      <style:text-properties officeooo:paragraph-rsid="0018f281"/>
    </style:style>
    <style:style style:name="MP7" style:family="paragraph" style:parent-style-name="_5f_Pied_20_de_20_page" style:list-style-name="">
      <style:paragraph-properties fo:text-align="end" style:justify-single-word="false"/>
      <style:text-properties officeooo:paragraph-rsid="0014f0f7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loext:graphic-properties draw:fill="solid" draw:fill-color="#ffa666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2a2c56"/>
    </style:style>
    <style:style style:name="MT2" style:family="text">
      <style:text-properties fo:font-variant="small-caps"/>
    </style:style>
    <style:style style:name="MT3" style:family="text">
      <style:text-properties fo:color="#ffffff" loext:opacity="100%" style:text-outline="false" style:text-line-through-style="none" style:text-line-through-type="none" style:font-name="Comic Sans MS" fo:font-size="11pt" fo:font-style="normal" fo:text-shadow="none" style:text-underline-style="none" fo:font-weight="normal" style:letter-kerning="true" style:font-name-asian="Lucida Sans Unicode" style:font-size-asian="11pt" style:font-style-asian="normal" style:font-weight-asian="normal" style:font-name-complex="Tahoma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ffffff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ffffff" loext:opacity="100%" style:text-outline="false" style:text-line-through-style="none" style:text-line-through-type="none" style:font-name="Bitstream Vera Sans" fo:font-size="6pt" fo:font-style="normal" fo:text-shadow="none" style:text-underline-style="none" fo:font-weight="normal" style:letter-kerning="true" style:font-name-asian="Lucida Sans Unicode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officeooo:rsid="0014f0f7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30.7cm" style:num-format="1" style:print-orientation="portrait" fo:margin-top="1.199cm" fo:margin-bottom="1.101cm" fo:margin-left="1.499cm" fo:margin-right="1.7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2" fo:column-gap="0.699cm">
          <style:column-sep style:width="0.035cm" style:color="#ff660d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  <style:master-page style:name="_5f_Fiche_20_éditeur_20_paire_20__28_G_29_" style:display-name="_Fiche éditeur paire (G)" style:page-layout-name="Mpm4" draw:style-name="Mdp2" style:next-style-name="_5f_Fiche_20_éditeur_20_impaire_20__28_D_29_">
      <style:header>
        <text:p text:style-name="MP1"><text:span text:style-name="MT1">Écrire des nombres entiers</text:span></text:p>
      </style:header>
      <style:footer>
        <text:h text:style-name="MP2" text:outline-level="1"/>
      </style:footer>
    </style:master-page>
    <style:master-page style:name="_5f_Fiche_20_éditeur_20__20__28_une_20_colonne_29__20__20_impaire_20__28_D_29_" style:display-name="_Fiche éditeur  (une colonne)  impaire (D)" style:page-layout-name="Mpm5" draw:style-name="Mdp1" style:next-style-name="_5f_Fiche_20_éditeur_20_paire_20__28_G_29_">
      <style:header>
        <text:p text:style-name="_5f_En-tête">Série 1 : Définir et nommer un angle</text:p>
      </style:header>
      <style:footer>
        <text:h text:style-name="MP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6" draw:style-name="Mdp1" style:next-style-name="_5f_Fiche_20_éditeur_20__20__28_une_20_colonne_29__20__20_impaire_20__28_D_29_">
      <style:header>
        <text:p text:style-name="MP4"><text:span text:style-name="MT2">Série 1 :</text:span> <text:span text:style-name="MT2">???</text:span></text:p>
      </style:header>
      <style:footer>
        <text:p text:style-name="MP5">... : Chapitre ? </text:p>
      </style:footer>
    </style:master-page>
    <style:master-page style:name="_5f_Fiche_20_éditeur_20_impaire_20__28_D_29_" style:display-name="_Fiche éditeur impaire (D)" style:page-layout-name="Mpm7" draw:style-name="Mdp2" style:next-style-name="_5f_Fiche_20_éditeur_20_paire_20__28_G_29_">
      <style:header>
        <text:p text:style-name="MP6">Série 1 : Techniques opératoires</text:p>
      </style:header>
      <style:footer>
        <text:h text:style-name="MP7" text:outline-level="1"><draw:rect text:anchor-type="paragraph" draw:z-index="0" draw:name="Forme1" draw:style-name="Mgr1" draw:text-style-name="MP9" svg:width="0.803cm" svg:height="1.583cm" svg:x="17.914cm" svg:y="-0.009cm"><text:p text:style-name="MP8"><text:span text:style-name="MT3">33</text:span></text:p><text:p text:style-name="MP8"><text:span text:style-name="MT4"/></text:p><text:p text:style-name="MP8"><text:span text:style-name="MT5"/></text:p><text:p text:style-name="MP8"><text:span text:style-name="MT6"/></text:p></draw:rect>Chapitre N<text:span text:style-name="MT7">4 : Opérations sur les nombres décimaux</text:span></text:h>
      </style:footer>
    </style:master-page>
    <style:master-page style:name="Right_20_Page" style:display-name="Right Page" style:page-layout-name="Mpm8" draw:style-name="Mdp1"/>
    <style:master-page style:name="Left_20_Page" style:display-name="Left Page" style:page-layout-name="Mpm9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10-26T19:23:09.807000000</meta:creation-date>
    <meta:editing-duration>P2DT9H42M10S</meta:editing-duration>
    <meta:editing-cycles>17</meta:editing-cycles>
    <meta:generator>LibreOffice/7.4.3.2$Windows_X86_64 LibreOffice_project/1048a8393ae2eeec98dff31b5c133c5f1d08b890</meta:generator>
    <meta:initial-creator>Gé H</meta:initial-creator>
    <dc:date>2024-08-21T14:00:57.607000000</dc:date>
    <meta:document-statistic meta:table-count="2" meta:image-count="0" meta:object-count="0" meta:page-count="1" meta:paragraph-count="90" meta:word-count="447" meta:character-count="3012" meta:non-whitespace-character-count="2474"/>
  </office:meta>
</office:document-meta>
</file>